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dc8e" officeooo:paragraph-rsid="001adc8e"/>
    </style:style>
    <style:style style:name="T1" style:family="text">
      <style:text-properties officeooo:rsid="001b42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Bipartite construction:</text:p>
      <text:p text:style-name="P1"><text:tab/>It can be seen from the query log, that not all queries have a click through URL. This can be reasoned by the fact that those queries could not capture the user's required information. From this search log, all queries which have a clicker URL are extracted and all the information regarding these queries are collected. Each query and each URL is indexed starting from 0. This would help us capture the edge information between queries and URLs easily. Alos, this representation would help us represent the URLs as dimensions of each query, which will be discussed below. <text:span text:style-name="T1">Now, from this extracted information a bipartite graph is costructed where nodes are queries and URLs. A edge is represented between two nodes, if one of them is a query and the other is a URL and this URL is clicked when searchd for that particular quer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9T08:57:56.120523105</meta:creation-date>
    <dc:date>2014-11-29T09:09:15.963014197</dc:date>
    <meta:editing-duration>PT4M36S</meta:editing-duration>
    <meta:editing-cycles>2</meta:editing-cycles>
    <meta:generator>LibreOffice/4.2.6.3$Linux_X86_64 LibreOffice_project/420m0$Build-3</meta:generator>
    <meta:document-statistic meta:table-count="0" meta:image-count="0" meta:object-count="0" meta:page-count="1" meta:paragraph-count="2" meta:word-count="148" meta:character-count="857" meta:non-whitespace-character-count="709"/>
  </office:meta>
</office:document-meta>
</file>